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35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1.604cm" svg:height="6.535cm" svg:x="15.356cm" svg:y="4.303cm">
            <draw:object draw:notify-on-update-of-ranges="results.C12:results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056cm" svg:height="6.338cm" svg:x="26.707cm" svg:y="4.579cm">
            <draw:object draw:notify-on-update-of-ranges="results.D12:results.D23 results.E12:results.E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.267cm" svg:height="6.057cm" svg:x="37.672cm" svg:y="4.834cm">
            <draw:object draw:notify-on-update-of-ranges="results.G12:results.G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0.415cm" svg:height="5.711cm" svg:x="15.169cm" svg:y="14.848cm">
            <draw:object draw:notify-on-update-of-ranges="results.D34:results.D45 results.E34:results.E4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0.883cm" svg:height="4.834cm" svg:x="25.941cm" svg:y="15.114cm">
            <draw:object draw:notify-on-update-of-ranges="results.F34:results.F45 results.G34:results.G4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tack record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s.grow</text:p>
          </table:table-cell>
          <table:table-cell office:value-type="string" calcext:value-type="string">
            <text:p>s.shrin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race_readline/trace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0.175866" calcext:value-type="float">
            <text:p>0.175866</text:p>
          </table:table-cell>
          <table:table-cell office:value-type="float" office:value="59632" calcext:value-type="float">
            <text:p>59632</text:p>
          </table:table-cell>
          <table:table-cell office:value-type="float" office:value="106459" calcext:value-type="float">
            <text:p>10645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0.20492" calcext:value-type="float">
            <text:p>0.20492</text:p>
          </table:table-cell>
          <table:table-cell office:value-type="float" office:value="59692" calcext:value-type="float">
            <text:p>59692</text:p>
          </table:table-cell>
          <table:table-cell office:value-type="float" office:value="106669" calcext:value-type="float">
            <text:p>10666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3.txt</text:p>
          </table:table-cell>
          <table:table-cell office:value-type="float" office:value="3" calcext:value-type="float">
            <text:p>3</text:p>
          </table:table-cell>
          <table:table-cell office:value-type="float" office:value="0.207115" calcext:value-type="float">
            <text:p>0.207115</text:p>
          </table:table-cell>
          <table:table-cell office:value-type="float" office:value="59638" calcext:value-type="float">
            <text:p>59638</text:p>
          </table:table-cell>
          <table:table-cell office:value-type="float" office:value="106480" calcext:value-type="float">
            <text:p>106480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4.txt</text:p>
          </table:table-cell>
          <table:table-cell office:value-type="float" office:value="4" calcext:value-type="float">
            <text:p>4</text:p>
          </table:table-cell>
          <table:table-cell office:value-type="float" office:value="0.175369" calcext:value-type="float">
            <text:p>0.175369</text:p>
          </table:table-cell>
          <table:table-cell office:value-type="float" office:value="59632" calcext:value-type="float">
            <text:p>59632</text:p>
          </table:table-cell>
          <table:table-cell office:value-type="float" office:value="106459" calcext:value-type="float">
            <text:p>10645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5.txt</text:p>
          </table:table-cell>
          <table:table-cell office:value-type="float" office:value="5" calcext:value-type="float">
            <text:p>5</text:p>
          </table:table-cell>
          <table:table-cell office:value-type="float" office:value="0.151209" calcext:value-type="float">
            <text:p>0.151209</text:p>
          </table:table-cell>
          <table:table-cell office:value-type="float" office:value="59632" calcext:value-type="float">
            <text:p>59632</text:p>
          </table:table-cell>
          <table:table-cell office:value-type="float" office:value="106459" calcext:value-type="float">
            <text:p>10645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6.txt</text:p>
          </table:table-cell>
          <table:table-cell office:value-type="float" office:value="6" calcext:value-type="float">
            <text:p>6</text:p>
          </table:table-cell>
          <table:table-cell office:value-type="float" office:value="0.18675" calcext:value-type="float">
            <text:p>0.18675</text:p>
          </table:table-cell>
          <table:table-cell office:value-type="float" office:value="59632" calcext:value-type="float">
            <text:p>59632</text:p>
          </table:table-cell>
          <table:table-cell office:value-type="float" office:value="106459" calcext:value-type="float">
            <text:p>10645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7.txt</text:p>
          </table:table-cell>
          <table:table-cell office:value-type="float" office:value="7" calcext:value-type="float">
            <text:p>7</text:p>
          </table:table-cell>
          <table:table-cell office:value-type="float" office:value="0.203591" calcext:value-type="float">
            <text:p>0.203591</text:p>
          </table:table-cell>
          <table:table-cell office:value-type="float" office:value="59632" calcext:value-type="float">
            <text:p>59632</text:p>
          </table:table-cell>
          <table:table-cell office:value-type="float" office:value="106459" calcext:value-type="float">
            <text:p>10645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8.txt</text:p>
          </table:table-cell>
          <table:table-cell office:value-type="float" office:value="8" calcext:value-type="float">
            <text:p>8</text:p>
          </table:table-cell>
          <table:table-cell office:value-type="float" office:value="0.197527" calcext:value-type="float">
            <text:p>0.197527</text:p>
          </table:table-cell>
          <table:table-cell office:value-type="float" office:value="59644" calcext:value-type="float">
            <text:p>59644</text:p>
          </table:table-cell>
          <table:table-cell office:value-type="float" office:value="106501" calcext:value-type="float">
            <text:p>106501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race_readline/trace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0.175866" calcext:value-type="float">
            <text:p>0.175866</text:p>
          </table:table-cell>
          <table:table-cell office:value-type="float" office:value="59632" calcext:value-type="float">
            <text:p>59632</text:p>
          </table:table-cell>
          <table:table-cell office:value-type="float" office:value="106459" calcext:value-type="float">
            <text:p>10645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0.20492" calcext:value-type="float">
            <text:p>0.20492</text:p>
          </table:table-cell>
          <table:table-cell office:value-type="float" office:value="59692" calcext:value-type="float">
            <text:p>59692</text:p>
          </table:table-cell>
          <table:table-cell office:value-type="float" office:value="106669" calcext:value-type="float">
            <text:p>10666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9.txt</text:p>
          </table:table-cell>
          <table:table-cell office:value-type="float" office:value="9" calcext:value-type="float">
            <text:p>9</text:p>
          </table:table-cell>
          <table:table-cell office:value-type="float" office:value="0.150505" calcext:value-type="float">
            <text:p>0.150505</text:p>
          </table:table-cell>
          <table:table-cell office:value-type="float" office:value="59872" calcext:value-type="float">
            <text:p>59872</text:p>
          </table:table-cell>
          <table:table-cell office:value-type="float" office:value="107299" calcext:value-type="float">
            <text:p>10729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10.txt</text:p>
          </table:table-cell>
          <table:table-cell office:value-type="float" office:value="10" calcext:value-type="float">
            <text:p>10</text:p>
          </table:table-cell>
          <table:table-cell office:value-type="float" office:value="0.168932" calcext:value-type="float">
            <text:p>0.168932</text:p>
          </table:table-cell>
          <table:table-cell office:value-type="float" office:value="60172" calcext:value-type="float">
            <text:p>60172</text:p>
          </table:table-cell>
          <table:table-cell office:value-type="float" office:value="108349" calcext:value-type="float">
            <text:p>10834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11.txt</text:p>
          </table:table-cell>
          <table:table-cell office:value-type="float" office:value="11" calcext:value-type="float">
            <text:p>11</text:p>
          </table:table-cell>
          <table:table-cell office:value-type="float" office:value="0.195449" calcext:value-type="float">
            <text:p>0.195449</text:p>
          </table:table-cell>
          <table:table-cell office:value-type="float" office:value="62572" calcext:value-type="float">
            <text:p>62572</text:p>
          </table:table-cell>
          <table:table-cell office:value-type="float" office:value="116749" calcext:value-type="float">
            <text:p>11674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12.txt</text:p>
          </table:table-cell>
          <table:table-cell office:value-type="float" office:value="12" calcext:value-type="float">
            <text:p>12</text:p>
          </table:table-cell>
          <table:table-cell office:value-type="float" office:value="0.176022" calcext:value-type="float">
            <text:p>0.176022</text:p>
          </table:table-cell>
          <table:table-cell office:value-type="float" office:value="65572" calcext:value-type="float">
            <text:p>65572</text:p>
          </table:table-cell>
          <table:table-cell office:value-type="float" office:value="127249" calcext:value-type="float">
            <text:p>12724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13.txt</text:p>
          </table:table-cell>
          <table:table-cell office:value-type="float" office:value="13" calcext:value-type="float">
            <text:p>13</text:p>
          </table:table-cell>
          <table:table-cell office:value-type="float" office:value="0.178441" calcext:value-type="float">
            <text:p>0.178441</text:p>
          </table:table-cell>
          <table:table-cell office:value-type="float" office:value="71596" calcext:value-type="float">
            <text:p>71596</text:p>
          </table:table-cell>
          <table:table-cell office:value-type="float" office:value="148285" calcext:value-type="float">
            <text:p>148285</text:p>
          </table:table-cell>
          <table:table-cell office:value-type="float" office:value="0" calcext:value-type="float">
            <text:p>0</text:p>
          </table:table-cell>
          <table:table-cell office:value-type="float" office:value="4665" calcext:value-type="float">
            <text:p>4665</text:p>
          </table:table-cell>
        </table:table-row>
        <table:table-row table:style-name="ro1">
          <table:table-cell office:value-type="string" calcext:value-type="string">
            <text:p>strace_readline/trace/vpython_ds14.txt</text:p>
          </table:table-cell>
          <table:table-cell office:value-type="float" office:value="14" calcext:value-type="float">
            <text:p>14</text:p>
          </table:table-cell>
          <table:table-cell office:value-type="float" office:value="0.191778" calcext:value-type="float">
            <text:p>0.191778</text:p>
          </table:table-cell>
          <table:table-cell office:value-type="float" office:value="83620" calcext:value-type="float">
            <text:p>83620</text:p>
          </table:table-cell>
          <table:table-cell office:value-type="float" office:value="190321" calcext:value-type="float">
            <text:p>190321</text:p>
          </table:table-cell>
          <table:table-cell office:value-type="float" office:value="0" calcext:value-type="float">
            <text:p>0</text:p>
          </table:table-cell>
          <table:table-cell office:value-type="float" office:value="4667" calcext:value-type="float">
            <text:p>4667</text:p>
          </table:table-cell>
        </table:table-row>
        <table:table-row table:style-name="ro1">
          <table:table-cell office:value-type="string" calcext:value-type="string">
            <text:p>strace_readline/trace/vpython_ds15.txt</text:p>
          </table:table-cell>
          <table:table-cell office:value-type="float" office:value="15" calcext:value-type="float">
            <text:p>15</text:p>
          </table:table-cell>
          <table:table-cell office:value-type="float" office:value="0.137715" calcext:value-type="float">
            <text:p>0.137715</text:p>
          </table:table-cell>
          <table:table-cell office:value-type="float" office:value="95656" calcext:value-type="float">
            <text:p>95656</text:p>
          </table:table-cell>
          <table:table-cell office:value-type="float" office:value="232375" calcext:value-type="float">
            <text:p>232375</text:p>
          </table:table-cell>
          <table:table-cell office:value-type="float" office:value="0" calcext:value-type="float">
            <text:p>0</text:p>
          </table:table-cell>
          <table:table-cell office:value-type="float" office:value="4670" calcext:value-type="float">
            <text:p>4670</text:p>
          </table:table-cell>
        </table:table-row>
        <table:table-row table:style-name="ro1">
          <table:table-cell office:value-type="string" calcext:value-type="string">
            <text:p>strace_readline/trace/vpython_ds16.txt</text:p>
          </table:table-cell>
          <table:table-cell office:value-type="float" office:value="16" calcext:value-type="float">
            <text:p>16</text:p>
          </table:table-cell>
          <table:table-cell office:value-type="float" office:value="0.181173" calcext:value-type="float">
            <text:p>0.181173</text:p>
          </table:table-cell>
          <table:table-cell office:value-type="float" office:value="107680" calcext:value-type="float">
            <text:p>107680</text:p>
          </table:table-cell>
          <table:table-cell office:value-type="float" office:value="274411" calcext:value-type="float">
            <text:p>274411</text:p>
          </table:table-cell>
          <table:table-cell office:value-type="float" office:value="0" calcext:value-type="float">
            <text:p>0</text:p>
          </table:table-cell>
          <table:table-cell office:value-type="float" office:value="4672" calcext:value-type="float">
            <text:p>4672</text:p>
          </table:table-cell>
        </table:table-row>
        <table:table-row table:style-name="ro1">
          <table:table-cell office:value-type="string" calcext:value-type="string">
            <text:p>strace_readline/trace/vpython_ds17.txt</text:p>
          </table:table-cell>
          <table:table-cell office:value-type="float" office:value="17" calcext:value-type="float">
            <text:p>17</text:p>
          </table:table-cell>
          <table:table-cell office:value-type="float" office:value="0.143885" calcext:value-type="float">
            <text:p>0.143885</text:p>
          </table:table-cell>
          <table:table-cell office:value-type="float" office:value="119704" calcext:value-type="float">
            <text:p>119704</text:p>
          </table:table-cell>
          <table:table-cell office:value-type="float" office:value="316447" calcext:value-type="float">
            <text:p>316447</text:p>
          </table:table-cell>
          <table:table-cell office:value-type="float" office:value="0" calcext:value-type="float">
            <text:p>0</text:p>
          </table:table-cell>
          <table:table-cell office:value-type="float" office:value="4674" calcext:value-type="float">
            <text:p>4674</text:p>
          </table:table-cell>
        </table:table-row>
        <table:table-row table:style-name="ro1">
          <table:table-cell office:value-type="string" calcext:value-type="string">
            <text:p>strace_readline/trace/vpython_ds18.txt</text:p>
          </table:table-cell>
          <table:table-cell office:value-type="float" office:value="18" calcext:value-type="float">
            <text:p>18</text:p>
          </table:table-cell>
          <table:table-cell office:value-type="float" office:value="0.186087" calcext:value-type="float">
            <text:p>0.186087</text:p>
          </table:table-cell>
          <table:table-cell office:value-type="float" office:value="661288" calcext:value-type="float">
            <text:p>661288</text:p>
          </table:table-cell>
          <table:table-cell office:value-type="float" office:value="2208823" calcext:value-type="float">
            <text:p>2208823</text:p>
          </table:table-cell>
          <table:table-cell office:value-type="float" office:value="0" calcext:value-type="float">
            <text:p>0</text:p>
          </table:table-cell>
          <table:table-cell office:value-type="float" office:value="4806" calcext:value-type="float">
            <text:p>480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race_pandas/trace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2.438701" calcext:value-type="float">
            <text:p>2.438701</text:p>
          </table:table-cell>
          <table:table-cell office:value-type="float" office:value="976181" calcext:value-type="float">
            <text:p>976181</text:p>
          </table:table-cell>
          <table:table-cell office:value-type="float" office:value="1691739" calcext:value-type="float">
            <text:p>1691739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2.665199" calcext:value-type="float">
            <text:p>2.665199</text:p>
          </table:table-cell>
          <table:table-cell office:value-type="float" office:value="976881" calcext:value-type="float">
            <text:p>976881</text:p>
          </table:table-cell>
          <table:table-cell office:value-type="float" office:value="1693119" calcext:value-type="float">
            <text:p>1693119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03.txt</text:p>
          </table:table-cell>
          <table:table-cell office:value-type="float" office:value="3" calcext:value-type="float">
            <text:p>3</text:p>
          </table:table-cell>
          <table:table-cell office:value-type="float" office:value="2.519127" calcext:value-type="float">
            <text:p>2.519127</text:p>
          </table:table-cell>
          <table:table-cell office:value-type="float" office:value="976251" calcext:value-type="float">
            <text:p>976251</text:p>
          </table:table-cell>
          <table:table-cell office:value-type="float" office:value="1691877" calcext:value-type="float">
            <text:p>1691877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04.txt</text:p>
          </table:table-cell>
          <table:table-cell office:value-type="float" office:value="4" calcext:value-type="float">
            <text:p>4</text:p>
          </table:table-cell>
          <table:table-cell office:value-type="float" office:value="2.404634" calcext:value-type="float">
            <text:p>2.404634</text:p>
          </table:table-cell>
          <table:table-cell office:value-type="float" office:value="976181" calcext:value-type="float">
            <text:p>976181</text:p>
          </table:table-cell>
          <table:table-cell office:value-type="float" office:value="1691739" calcext:value-type="float">
            <text:p>1691739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05.txt</text:p>
          </table:table-cell>
          <table:table-cell office:value-type="float" office:value="5" calcext:value-type="float">
            <text:p>5</text:p>
          </table:table-cell>
          <table:table-cell office:value-type="float" office:value="2.362272" calcext:value-type="float">
            <text:p>2.362272</text:p>
          </table:table-cell>
          <table:table-cell office:value-type="float" office:value="976181" calcext:value-type="float">
            <text:p>976181</text:p>
          </table:table-cell>
          <table:table-cell office:value-type="float" office:value="1691739" calcext:value-type="float">
            <text:p>1691739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06.txt</text:p>
          </table:table-cell>
          <table:table-cell office:value-type="float" office:value="6" calcext:value-type="float">
            <text:p>6</text:p>
          </table:table-cell>
          <table:table-cell office:value-type="float" office:value="2.38311" calcext:value-type="float">
            <text:p>2.38311</text:p>
          </table:table-cell>
          <table:table-cell office:value-type="float" office:value="976416" calcext:value-type="float">
            <text:p>976416</text:p>
          </table:table-cell>
          <table:table-cell office:value-type="float" office:value="1692217" calcext:value-type="float">
            <text:p>1692217</text:p>
          </table:table-cell>
          <table:table-cell office:value-type="float" office:value="59" calcext:value-type="float">
            <text:p>59</text:p>
          </table:table-cell>
          <table:table-cell office:value-type="float" office:value="63350" calcext:value-type="float">
            <text:p>63350</text:p>
          </table:table-cell>
        </table:table-row>
        <table:table-row table:style-name="ro1">
          <table:table-cell office:value-type="string" calcext:value-type="string">
            <text:p>strace_pandas/trace/vpython_ds07.txt</text:p>
          </table:table-cell>
          <table:table-cell office:value-type="float" office:value="7" calcext:value-type="float">
            <text:p>7</text:p>
          </table:table-cell>
          <table:table-cell office:value-type="float" office:value="2.649108" calcext:value-type="float">
            <text:p>2.649108</text:p>
          </table:table-cell>
          <table:table-cell office:value-type="float" office:value="976416" calcext:value-type="float">
            <text:p>976416</text:p>
          </table:table-cell>
          <table:table-cell office:value-type="float" office:value="1692217" calcext:value-type="float">
            <text:p>1692217</text:p>
          </table:table-cell>
          <table:table-cell office:value-type="float" office:value="59" calcext:value-type="float">
            <text:p>59</text:p>
          </table:table-cell>
          <table:table-cell office:value-type="float" office:value="63350" calcext:value-type="float">
            <text:p>63350</text:p>
          </table:table-cell>
        </table:table-row>
        <table:table-row table:style-name="ro1">
          <table:table-cell office:value-type="string" calcext:value-type="string">
            <text:p>strace_pandas/trace/vpython_ds08.txt</text:p>
          </table:table-cell>
          <table:table-cell office:value-type="float" office:value="8" calcext:value-type="float">
            <text:p>8</text:p>
          </table:table-cell>
          <table:table-cell office:value-type="float" office:value="2.437827" calcext:value-type="float">
            <text:p>2.437827</text:p>
          </table:table-cell>
          <table:table-cell office:value-type="float" office:value="976321" calcext:value-type="float">
            <text:p>976321</text:p>
          </table:table-cell>
          <table:table-cell office:value-type="float" office:value="1692015" calcext:value-type="float">
            <text:p>1692015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race_pandas/trace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2.438701" calcext:value-type="float">
            <text:p>2.438701</text:p>
          </table:table-cell>
          <table:table-cell office:value-type="float" office:value="976181" calcext:value-type="float">
            <text:p>976181</text:p>
          </table:table-cell>
          <table:table-cell office:value-type="float" office:value="1691739" calcext:value-type="float">
            <text:p>1691739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2.665199" calcext:value-type="float">
            <text:p>2.665199</text:p>
          </table:table-cell>
          <table:table-cell office:value-type="float" office:value="976881" calcext:value-type="float">
            <text:p>976881</text:p>
          </table:table-cell>
          <table:table-cell office:value-type="float" office:value="1693119" calcext:value-type="float">
            <text:p>1693119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09.txt</text:p>
          </table:table-cell>
          <table:table-cell office:value-type="float" office:value="9" calcext:value-type="float">
            <text:p>9</text:p>
          </table:table-cell>
          <table:table-cell office:value-type="float" office:value="2.453182" calcext:value-type="float">
            <text:p>2.453182</text:p>
          </table:table-cell>
          <table:table-cell office:value-type="float" office:value="978997" calcext:value-type="float">
            <text:p>978997</text:p>
          </table:table-cell>
          <table:table-cell office:value-type="float" office:value="1697283" calcext:value-type="float">
            <text:p>1697283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10.txt</text:p>
          </table:table-cell>
          <table:table-cell office:value-type="float" office:value="10" calcext:value-type="float">
            <text:p>10</text:p>
          </table:table-cell>
          <table:table-cell office:value-type="float" office:value="2.585597" calcext:value-type="float">
            <text:p>2.585597</text:p>
          </table:table-cell>
          <table:table-cell office:value-type="float" office:value="982521" calcext:value-type="float">
            <text:p>982521</text:p>
          </table:table-cell>
          <table:table-cell office:value-type="float" office:value="1704219" calcext:value-type="float">
            <text:p>1704219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11.txt</text:p>
          </table:table-cell>
          <table:table-cell office:value-type="float" office:value="11" calcext:value-type="float">
            <text:p>11</text:p>
          </table:table-cell>
          <table:table-cell office:value-type="float" office:value="2.499395" calcext:value-type="float">
            <text:p>2.499395</text:p>
          </table:table-cell>
          <table:table-cell office:value-type="float" office:value="1010697" calcext:value-type="float">
            <text:p>1010697</text:p>
          </table:table-cell>
          <table:table-cell office:value-type="float" office:value="1759683" calcext:value-type="float">
            <text:p>1759683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12.txt</text:p>
          </table:table-cell>
          <table:table-cell office:value-type="float" office:value="12" calcext:value-type="float">
            <text:p>12</text:p>
          </table:table-cell>
          <table:table-cell office:value-type="float" office:value="2.699817" calcext:value-type="float">
            <text:p>2.699817</text:p>
          </table:table-cell>
          <table:table-cell office:value-type="float" office:value="1046049" calcext:value-type="float">
            <text:p>1046049</text:p>
          </table:table-cell>
          <table:table-cell office:value-type="float" office:value="1829211" calcext:value-type="float">
            <text:p>1829211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13.txt</text:p>
          </table:table-cell>
          <table:table-cell office:value-type="float" office:value="13" calcext:value-type="float">
            <text:p>13</text:p>
          </table:table-cell>
          <table:table-cell office:value-type="float" office:value="2.319551" calcext:value-type="float">
            <text:p>2.319551</text:p>
          </table:table-cell>
          <table:table-cell office:value-type="float" office:value="976035" calcext:value-type="float">
            <text:p>976035</text:p>
          </table:table-cell>
          <table:table-cell office:value-type="float" office:value="1691417" calcext:value-type="float">
            <text:p>1691417</text:p>
          </table:table-cell>
          <table:table-cell office:value-type="float" office:value="58" calcext:value-type="float">
            <text:p>58</text:p>
          </table:table-cell>
          <table:table-cell office:value-type="float" office:value="63347" calcext:value-type="float">
            <text:p>63347</text:p>
          </table:table-cell>
        </table:table-row>
        <table:table-row table:style-name="ro1">
          <table:table-cell office:value-type="string" calcext:value-type="string">
            <text:p>strace_pandas/trace/vpython_ds14.txt</text:p>
          </table:table-cell>
          <table:table-cell office:value-type="float" office:value="14" calcext:value-type="float">
            <text:p>14</text:p>
          </table:table-cell>
          <table:table-cell office:value-type="float" office:value="2.472363" calcext:value-type="float">
            <text:p>2.472363</text:p>
          </table:table-cell>
          <table:table-cell office:value-type="float" office:value="976035" calcext:value-type="float">
            <text:p>976035</text:p>
          </table:table-cell>
          <table:table-cell office:value-type="float" office:value="1691417" calcext:value-type="float">
            <text:p>1691417</text:p>
          </table:table-cell>
          <table:table-cell office:value-type="float" office:value="58" calcext:value-type="float">
            <text:p>58</text:p>
          </table:table-cell>
          <table:table-cell office:value-type="float" office:value="63347" calcext:value-type="float">
            <text:p>63347</text:p>
          </table:table-cell>
        </table:table-row>
        <table:table-row table:style-name="ro1">
          <table:table-cell office:value-type="string" calcext:value-type="string">
            <text:p>strace_pandas/trace/vpython_ds15.txt</text:p>
          </table:table-cell>
          <table:table-cell office:value-type="float" office:value="15" calcext:value-type="float">
            <text:p>15</text:p>
          </table:table-cell>
          <table:table-cell office:value-type="float" office:value="2.793752" calcext:value-type="float">
            <text:p>2.793752</text:p>
          </table:table-cell>
          <table:table-cell office:value-type="float" office:value="976035" calcext:value-type="float">
            <text:p>976035</text:p>
          </table:table-cell>
          <table:table-cell office:value-type="float" office:value="1691417" calcext:value-type="float">
            <text:p>1691417</text:p>
          </table:table-cell>
          <table:table-cell office:value-type="float" office:value="58" calcext:value-type="float">
            <text:p>58</text:p>
          </table:table-cell>
          <table:table-cell office:value-type="float" office:value="63347" calcext:value-type="float">
            <text:p>63347</text:p>
          </table:table-cell>
        </table:table-row>
        <table:table-row table:style-name="ro1">
          <table:table-cell office:value-type="string" calcext:value-type="string">
            <text:p>strace_pandas/trace/vpython_ds16.txt</text:p>
          </table:table-cell>
          <table:table-cell office:value-type="float" office:value="16" calcext:value-type="float">
            <text:p>16</text:p>
          </table:table-cell>
          <table:table-cell office:value-type="float" office:value="2.80314" calcext:value-type="float">
            <text:p>2.80314</text:p>
          </table:table-cell>
          <table:table-cell office:value-type="float" office:value="976035" calcext:value-type="float">
            <text:p>976035</text:p>
          </table:table-cell>
          <table:table-cell office:value-type="float" office:value="1691417" calcext:value-type="float">
            <text:p>1691417</text:p>
          </table:table-cell>
          <table:table-cell office:value-type="float" office:value="58" calcext:value-type="float">
            <text:p>58</text:p>
          </table:table-cell>
          <table:table-cell office:value-type="float" office:value="63347" calcext:value-type="float">
            <text:p>63347</text:p>
          </table:table-cell>
        </table:table-row>
        <table:table-row table:style-name="ro1">
          <table:table-cell office:value-type="string" calcext:value-type="string">
            <text:p>strace_pandas/trace/vpython_ds17.txt</text:p>
          </table:table-cell>
          <table:table-cell office:value-type="float" office:value="17" calcext:value-type="float">
            <text:p>17</text:p>
          </table:table-cell>
          <table:table-cell office:value-type="float" office:value="2.706238" calcext:value-type="float">
            <text:p>2.706238</text:p>
          </table:table-cell>
          <table:table-cell office:value-type="float" office:value="976035" calcext:value-type="float">
            <text:p>976035</text:p>
          </table:table-cell>
          <table:table-cell office:value-type="float" office:value="1691417" calcext:value-type="float">
            <text:p>1691417</text:p>
          </table:table-cell>
          <table:table-cell office:value-type="float" office:value="58" calcext:value-type="float">
            <text:p>58</text:p>
          </table:table-cell>
          <table:table-cell office:value-type="float" office:value="63347" calcext:value-type="float">
            <text:p>63347</text:p>
          </table:table-cell>
        </table:table-row>
        <table:table-row table:style-name="ro1">
          <table:table-cell office:value-type="string" calcext:value-type="string">
            <text:p>strace_pandas/trace/vpython_ds18.txt</text:p>
          </table:table-cell>
          <table:table-cell office:value-type="float" office:value="18" calcext:value-type="float">
            <text:p>18</text:p>
          </table:table-cell>
          <table:table-cell office:value-type="float" office:value="2.86503" calcext:value-type="float">
            <text:p>2.86503</text:p>
          </table:table-cell>
          <table:table-cell office:value-type="float" office:value="976083" calcext:value-type="float">
            <text:p>976083</text:p>
          </table:table-cell>
          <table:table-cell office:value-type="float" office:value="1691489" calcext:value-type="float">
            <text:p>1691489</text:p>
          </table:table-cell>
          <table:table-cell office:value-type="float" office:value="58" calcext:value-type="float">
            <text:p>58</text:p>
          </table:table-cell>
          <table:table-cell office:value-type="float" office:value="63351" calcext:value-type="float">
            <text:p>6335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trace_numpy/trace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2.202624" calcext:value-type="float">
            <text:p>2.202624</text:p>
          </table:table-cell>
          <table:table-cell office:value-type="float" office:value="975585" calcext:value-type="float">
            <text:p>975585</text:p>
          </table:table-cell>
          <table:table-cell office:value-type="float" office:value="1690602" calcext:value-type="float">
            <text:p>1690602</text:p>
          </table:table-cell>
          <table:table-cell office:value-type="float" office:value="57" calcext:value-type="float">
            <text:p>57</text:p>
          </table:table-cell>
          <table:table-cell office:value-type="float" office:value="63326" calcext:value-type="float">
            <text:p>63326</text:p>
          </table:table-cell>
        </table:table-row>
        <table:table-row table:style-name="ro1">
          <table:table-cell office:value-type="string" calcext:value-type="string">
            <text:p>strace_numpy/trace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2.212958" calcext:value-type="float">
            <text:p>2.212958</text:p>
          </table:table-cell>
          <table:table-cell office:value-type="float" office:value="976695" calcext:value-type="float">
            <text:p>976695</text:p>
          </table:table-cell>
          <table:table-cell office:value-type="float" office:value="1692662" calcext:value-type="float">
            <text:p>1692662</text:p>
          </table:table-cell>
          <table:table-cell office:value-type="float" office:value="57" calcext:value-type="float">
            <text:p>57</text:p>
          </table:table-cell>
          <table:table-cell office:value-type="float" office:value="63346" calcext:value-type="float">
            <text:p>63346</text:p>
          </table:table-cell>
        </table:table-row>
        <table:table-row table:style-name="ro1">
          <table:table-cell office:value-type="string" calcext:value-type="string">
            <text:p>strace_numpy/trace/vpython_ds03.txt</text:p>
          </table:table-cell>
          <table:table-cell office:value-type="float" office:value="3" calcext:value-type="float">
            <text:p>3</text:p>
          </table:table-cell>
          <table:table-cell office:value-type="float" office:value="2.262724" calcext:value-type="float">
            <text:p>2.262724</text:p>
          </table:table-cell>
          <table:table-cell office:value-type="float" office:value="975696" calcext:value-type="float">
            <text:p>975696</text:p>
          </table:table-cell>
          <table:table-cell office:value-type="float" office:value="1690808" calcext:value-type="float">
            <text:p>1690808</text:p>
          </table:table-cell>
          <table:table-cell office:value-type="float" office:value="57" calcext:value-type="float">
            <text:p>57</text:p>
          </table:table-cell>
          <table:table-cell office:value-type="float" office:value="63328" calcext:value-type="float">
            <text:p>63328</text:p>
          </table:table-cell>
        </table:table-row>
        <table:table-row table:style-name="ro1">
          <table:table-cell office:value-type="string" calcext:value-type="string">
            <text:p>strace_numpy/trace/vpython_ds04.txt</text:p>
          </table:table-cell>
          <table:table-cell office:value-type="float" office:value="4" calcext:value-type="float">
            <text:p>4</text:p>
          </table:table-cell>
          <table:table-cell office:value-type="float" office:value="2.206222" calcext:value-type="float">
            <text:p>2.206222</text:p>
          </table:table-cell>
          <table:table-cell office:value-type="float" office:value="975585" calcext:value-type="float">
            <text:p>975585</text:p>
          </table:table-cell>
          <table:table-cell office:value-type="float" office:value="1690602" calcext:value-type="float">
            <text:p>1690602</text:p>
          </table:table-cell>
          <table:table-cell office:value-type="float" office:value="57" calcext:value-type="float">
            <text:p>57</text:p>
          </table:table-cell>
          <table:table-cell office:value-type="float" office:value="63326" calcext:value-type="float">
            <text:p>63326</text:p>
          </table:table-cell>
        </table:table-row>
        <table:table-row table:style-name="ro1">
          <table:table-cell office:value-type="string" calcext:value-type="string">
            <text:p>strace_numpy/trace/vpython_ds05.txt</text:p>
          </table:table-cell>
          <table:table-cell office:value-type="float" office:value="5" calcext:value-type="float">
            <text:p>5</text:p>
          </table:table-cell>
          <table:table-cell office:value-type="float" office:value="2.18454" calcext:value-type="float">
            <text:p>2.18454</text:p>
          </table:table-cell>
          <table:table-cell office:value-type="float" office:value="975585" calcext:value-type="float">
            <text:p>975585</text:p>
          </table:table-cell>
          <table:table-cell office:value-type="float" office:value="1690602" calcext:value-type="float">
            <text:p>1690602</text:p>
          </table:table-cell>
          <table:table-cell office:value-type="float" office:value="57" calcext:value-type="float">
            <text:p>57</text:p>
          </table:table-cell>
          <table:table-cell office:value-type="float" office:value="63326" calcext:value-type="float">
            <text:p>63326</text:p>
          </table:table-cell>
        </table:table-row>
        <table:table-row table:style-name="ro1">
          <table:table-cell office:value-type="string" calcext:value-type="string">
            <text:p>strace_numpy/trace/vpython_ds06.txt</text:p>
          </table:table-cell>
          <table:table-cell office:value-type="float" office:value="6" calcext:value-type="float">
            <text:p>6</text:p>
          </table:table-cell>
          <table:table-cell office:value-type="float" office:value="2.014611" calcext:value-type="float">
            <text:p>2.014611</text:p>
          </table:table-cell>
          <table:table-cell office:value-type="float" office:value="975585" calcext:value-type="float">
            <text:p>975585</text:p>
          </table:table-cell>
          <table:table-cell office:value-type="float" office:value="1690602" calcext:value-type="float">
            <text:p>1690602</text:p>
          </table:table-cell>
          <table:table-cell office:value-type="float" office:value="57" calcext:value-type="float">
            <text:p>57</text:p>
          </table:table-cell>
          <table:table-cell office:value-type="float" office:value="63326" calcext:value-type="float">
            <text:p>63326</text:p>
          </table:table-cell>
        </table:table-row>
        <table:table-row table:style-name="ro1">
          <table:table-cell office:value-type="string" calcext:value-type="string">
            <text:p>strace_numpy/trace/vpython_ds07.txt</text:p>
          </table:table-cell>
          <table:table-cell office:value-type="float" office:value="7" calcext:value-type="float">
            <text:p>7</text:p>
          </table:table-cell>
          <table:table-cell office:value-type="float" office:value="2.177151" calcext:value-type="float">
            <text:p>2.177151</text:p>
          </table:table-cell>
          <table:table-cell office:value-type="float" office:value="976425" calcext:value-type="float">
            <text:p>976425</text:p>
          </table:table-cell>
          <table:table-cell office:value-type="float" office:value="1692085" calcext:value-type="float">
            <text:p>1692085</text:p>
          </table:table-cell>
          <table:table-cell office:value-type="float" office:value="58" calcext:value-type="float">
            <text:p>58</text:p>
          </table:table-cell>
          <table:table-cell office:value-type="float" office:value="63360" calcext:value-type="float">
            <text:p>63360</text:p>
          </table:table-cell>
        </table:table-row>
        <table:table-row table:style-name="ro1">
          <table:table-cell office:value-type="string" calcext:value-type="string">
            <text:p>strace_numpy/trace/vpython_ds08.txt</text:p>
          </table:table-cell>
          <table:table-cell office:value-type="float" office:value="8" calcext:value-type="float">
            <text:p>8</text:p>
          </table:table-cell>
          <table:table-cell office:value-type="float" office:value="2.214927" calcext:value-type="float">
            <text:p>2.214927</text:p>
          </table:table-cell>
          <table:table-cell office:value-type="float" office:value="975807" calcext:value-type="float">
            <text:p>975807</text:p>
          </table:table-cell>
          <table:table-cell office:value-type="float" office:value="1691014" calcext:value-type="float">
            <text:p>1691014</text:p>
          </table:table-cell>
          <table:table-cell office:value-type="float" office:value="57" calcext:value-type="float">
            <text:p>57</text:p>
          </table:table-cell>
          <table:table-cell office:value-type="float" office:value="63330" calcext:value-type="float">
            <text:p>6333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race_numpy/trace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2.202624" calcext:value-type="float">
            <text:p>2.202624</text:p>
          </table:table-cell>
          <table:table-cell office:value-type="float" office:value="975585" calcext:value-type="float">
            <text:p>975585</text:p>
          </table:table-cell>
          <table:table-cell office:value-type="float" office:value="1690602" calcext:value-type="float">
            <text:p>1690602</text:p>
          </table:table-cell>
          <table:table-cell office:value-type="float" office:value="57" calcext:value-type="float">
            <text:p>57</text:p>
          </table:table-cell>
          <table:table-cell office:value-type="float" office:value="63326" calcext:value-type="float">
            <text:p>63326</text:p>
          </table:table-cell>
        </table:table-row>
        <table:table-row table:style-name="ro1">
          <table:table-cell office:value-type="string" calcext:value-type="string">
            <text:p>strace_numpy/trace/vpython_ds09.txt</text:p>
          </table:table-cell>
          <table:table-cell office:value-type="float" office:value="9" calcext:value-type="float">
            <text:p>9</text:p>
          </table:table-cell>
          <table:table-cell office:value-type="float" office:value="2.508917" calcext:value-type="float">
            <text:p>2.508917</text:p>
          </table:table-cell>
          <table:table-cell office:value-type="float" office:value="980025" calcext:value-type="float">
            <text:p>980025</text:p>
          </table:table-cell>
          <table:table-cell office:value-type="float" office:value="1698842" calcext:value-type="float">
            <text:p>1698842</text:p>
          </table:table-cell>
          <table:table-cell office:value-type="float" office:value="57" calcext:value-type="float">
            <text:p>57</text:p>
          </table:table-cell>
          <table:table-cell office:value-type="float" office:value="63406" calcext:value-type="float">
            <text:p>63406</text:p>
          </table:table-cell>
        </table:table-row>
        <table:table-row table:style-name="ro1">
          <table:table-cell office:value-type="string" calcext:value-type="string">
            <text:p>strace_numpy/trace/vpython_ds10.txt</text:p>
          </table:table-cell>
          <table:table-cell office:value-type="float" office:value="10" calcext:value-type="float">
            <text:p>10</text:p>
          </table:table-cell>
          <table:table-cell office:value-type="float" office:value="2.323562" calcext:value-type="float">
            <text:p>2.323562</text:p>
          </table:table-cell>
          <table:table-cell office:value-type="float" office:value="985575" calcext:value-type="float">
            <text:p>985575</text:p>
          </table:table-cell>
          <table:table-cell office:value-type="float" office:value="1709142" calcext:value-type="float">
            <text:p>1709142</text:p>
          </table:table-cell>
          <table:table-cell office:value-type="float" office:value="57" calcext:value-type="float">
            <text:p>57</text:p>
          </table:table-cell>
          <table:table-cell office:value-type="float" office:value="63506" calcext:value-type="float">
            <text:p>63506</text:p>
          </table:table-cell>
        </table:table-row>
        <table:table-row table:style-name="ro1">
          <table:table-cell office:value-type="string" calcext:value-type="string">
            <text:p>strace_numpy/trace/vpython_ds11.txt</text:p>
          </table:table-cell>
          <table:table-cell office:value-type="float" office:value="11" calcext:value-type="float">
            <text:p>11</text:p>
          </table:table-cell>
          <table:table-cell office:value-type="float" office:value="2.323227" calcext:value-type="float">
            <text:p>2.323227</text:p>
          </table:table-cell>
          <table:table-cell office:value-type="float" office:value="1029975" calcext:value-type="float">
            <text:p>1029975</text:p>
          </table:table-cell>
          <table:table-cell office:value-type="float" office:value="1791542" calcext:value-type="float">
            <text:p>1791542</text:p>
          </table:table-cell>
          <table:table-cell office:value-type="float" office:value="57" calcext:value-type="float">
            <text:p>57</text:p>
          </table:table-cell>
          <table:table-cell office:value-type="float" office:value="64306" calcext:value-type="float">
            <text:p>64306</text:p>
          </table:table-cell>
        </table:table-row>
        <table:table-row table:style-name="ro1">
          <table:table-cell office:value-type="string" calcext:value-type="string">
            <text:p>strace_numpy/trace/vpython_ds12.txt</text:p>
          </table:table-cell>
          <table:table-cell office:value-type="float" office:value="12" calcext:value-type="float">
            <text:p>12</text:p>
          </table:table-cell>
          <table:table-cell office:value-type="float" office:value="2.174074" calcext:value-type="float">
            <text:p>2.174074</text:p>
          </table:table-cell>
          <table:table-cell office:value-type="float" office:value="975347" calcext:value-type="float">
            <text:p>975347</text:p>
          </table:table-cell>
          <table:table-cell office:value-type="float" office:value="1690136" calcext:value-type="float">
            <text:p>1690136</text:p>
          </table:table-cell>
          <table:table-cell office:value-type="float" office:value="57" calcext:value-type="float">
            <text:p>57</text:p>
          </table:table-cell>
          <table:table-cell office:value-type="float" office:value="63327" calcext:value-type="float">
            <text:p>63327</text:p>
          </table:table-cell>
        </table:table-row>
        <table:table-row table:style-name="ro1">
          <table:table-cell office:value-type="string" calcext:value-type="string">
            <text:p>strace_numpy/trace/vpython_ds13.txt</text:p>
          </table:table-cell>
          <table:table-cell office:value-type="float" office:value="13" calcext:value-type="float">
            <text:p>13</text:p>
          </table:table-cell>
          <table:table-cell office:value-type="float" office:value="2.460052" calcext:value-type="float">
            <text:p>2.460052</text:p>
          </table:table-cell>
          <table:table-cell office:value-type="float" office:value="975347" calcext:value-type="float">
            <text:p>975347</text:p>
          </table:table-cell>
          <table:table-cell office:value-type="float" office:value="1690136" calcext:value-type="float">
            <text:p>1690136</text:p>
          </table:table-cell>
          <table:table-cell office:value-type="float" office:value="57" calcext:value-type="float">
            <text:p>57</text:p>
          </table:table-cell>
          <table:table-cell office:value-type="float" office:value="63327" calcext:value-type="float">
            <text:p>63327</text:p>
          </table:table-cell>
        </table:table-row>
        <table:table-row table:style-name="ro1">
          <table:table-cell office:value-type="string" calcext:value-type="string">
            <text:p>strace_numpy/trace/vpython_ds14.txt</text:p>
          </table:table-cell>
          <table:table-cell office:value-type="float" office:value="14" calcext:value-type="float">
            <text:p>14</text:p>
          </table:table-cell>
          <table:table-cell office:value-type="float" office:value="2.436794" calcext:value-type="float">
            <text:p>2.436794</text:p>
          </table:table-cell>
          <table:table-cell office:value-type="float" office:value="975347" calcext:value-type="float">
            <text:p>975347</text:p>
          </table:table-cell>
          <table:table-cell office:value-type="float" office:value="1690136" calcext:value-type="float">
            <text:p>1690136</text:p>
          </table:table-cell>
          <table:table-cell office:value-type="float" office:value="57" calcext:value-type="float">
            <text:p>57</text:p>
          </table:table-cell>
          <table:table-cell office:value-type="float" office:value="63327" calcext:value-type="float">
            <text:p>63327</text:p>
          </table:table-cell>
        </table:table-row>
        <table:table-row table:style-name="ro1">
          <table:table-cell office:value-type="string" calcext:value-type="string">
            <text:p>strace_numpy/trace/vpython_ds15.txt</text:p>
          </table:table-cell>
          <table:table-cell office:value-type="float" office:value="15" calcext:value-type="float">
            <text:p>15</text:p>
          </table:table-cell>
          <table:table-cell office:value-type="float" office:value="2.412525" calcext:value-type="float">
            <text:p>2.412525</text:p>
          </table:table-cell>
          <table:table-cell office:value-type="float" office:value="975347" calcext:value-type="float">
            <text:p>975347</text:p>
          </table:table-cell>
          <table:table-cell office:value-type="float" office:value="1690136" calcext:value-type="float">
            <text:p>1690136</text:p>
          </table:table-cell>
          <table:table-cell office:value-type="float" office:value="57" calcext:value-type="float">
            <text:p>57</text:p>
          </table:table-cell>
          <table:table-cell office:value-type="float" office:value="63327" calcext:value-type="float">
            <text:p>63327</text:p>
          </table:table-cell>
        </table:table-row>
        <table:table-row table:style-name="ro1">
          <table:table-cell office:value-type="string" calcext:value-type="string">
            <text:p>strace_numpy/trace/vpython_ds16.txt</text:p>
          </table:table-cell>
          <table:table-cell office:value-type="float" office:value="16" calcext:value-type="float">
            <text:p>16</text:p>
          </table:table-cell>
          <table:table-cell office:value-type="float" office:value="2.209968" calcext:value-type="float">
            <text:p>2.209968</text:p>
          </table:table-cell>
          <table:table-cell office:value-type="float" office:value="975347" calcext:value-type="float">
            <text:p>975347</text:p>
          </table:table-cell>
          <table:table-cell office:value-type="float" office:value="1690136" calcext:value-type="float">
            <text:p>1690136</text:p>
          </table:table-cell>
          <table:table-cell office:value-type="float" office:value="57" calcext:value-type="float">
            <text:p>57</text:p>
          </table:table-cell>
          <table:table-cell office:value-type="float" office:value="63327" calcext:value-type="float">
            <text:p>63327</text:p>
          </table:table-cell>
        </table:table-row>
        <table:table-row table:style-name="ro1">
          <table:table-cell office:value-type="string" calcext:value-type="string">
            <text:p>strace_numpy/trace/vpython_ds17.txt</text:p>
          </table:table-cell>
          <table:table-cell office:value-type="float" office:value="17" calcext:value-type="float">
            <text:p>17</text:p>
          </table:table-cell>
          <table:table-cell office:value-type="float" office:value="2.531047" calcext:value-type="float">
            <text:p>2.531047</text:p>
          </table:table-cell>
          <table:table-cell office:value-type="float" office:value="975347" calcext:value-type="float">
            <text:p>975347</text:p>
          </table:table-cell>
          <table:table-cell office:value-type="float" office:value="1690136" calcext:value-type="float">
            <text:p>1690136</text:p>
          </table:table-cell>
          <table:table-cell office:value-type="float" office:value="57" calcext:value-type="float">
            <text:p>57</text:p>
          </table:table-cell>
          <table:table-cell office:value-type="float" office:value="63327" calcext:value-type="float">
            <text:p>63327</text:p>
          </table:table-cell>
        </table:table-row>
        <table:table-row table:style-name="ro1">
          <table:table-cell office:value-type="string" calcext:value-type="string">
            <text:p>strace_numpy/trace/vpython_ds18.txt</text:p>
          </table:table-cell>
          <table:table-cell office:value-type="float" office:value="18" calcext:value-type="float">
            <text:p>18</text:p>
          </table:table-cell>
          <table:table-cell office:value-type="float" office:value="2.180836" calcext:value-type="float">
            <text:p>2.180836</text:p>
          </table:table-cell>
          <table:table-cell office:value-type="float" office:value="975395" calcext:value-type="float">
            <text:p>975395</text:p>
          </table:table-cell>
          <table:table-cell office:value-type="float" office:value="1690208" calcext:value-type="float">
            <text:p>1690208</text:p>
          </table:table-cell>
          <table:table-cell office:value-type="float" office:value="57" calcext:value-type="float">
            <text:p>57</text:p>
          </table:table-cell>
          <table:table-cell office:value-type="float" office:value="63331" calcext:value-type="float">
            <text:p>633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21:46:36.223661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08T22:50:26.406543358</dc:date>
    <meta:editing-duration>PT54M47S</meta:editing-duration>
    <meta:editing-cycles>3</meta:editing-cycles>
    <meta:generator>LibreOffice/6.4.7.2$Linux_X86_64 LibreOffice_project/40$Build-2</meta:generator>
    <meta:document-statistic meta:table-count="1" meta:cell-count="420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605cm" svg:height="6.536cm" xlink:href=".." xlink:type="simple" chart:class="chart:bar" chart:style-name="ch1">
        <chart:legend chart:legend-position="end" svg:x="9.342cm" svg:y="2.969cm" style:legend-expansion="high" chart:style-name="ch2"/>
        <chart:plot-area chart:style-name="ch3" table:cell-range-address="results.C12:results.C23" svg:x="0.232cm" svg:y="0.13cm" svg:width="8.878cm" svg:height="6.276cm">
          <chartooo:coordinate-region svg:x="1.144cm" svg:y="0.329cm" svg:width="7.966cm" svg:height="5.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C12:results.C23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75866">
                <text:p>0.175866</text:p>
                <draw:g>
                  <svg:desc>results.C12:results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492">
                <text:p>0.20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0505">
                <text:p>0.150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8932">
                <text:p>0.168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5449">
                <text:p>0.1954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6022">
                <text:p>0.1760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8441">
                <text:p>0.178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1778">
                <text:p>0.1917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7715">
                <text:p>0.1377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1173">
                <text:p>0.1811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3885">
                <text:p>0.1438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6087">
                <text:p>0.1860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00000" chart:interval-major="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057cm" svg:height="6.339cm" xlink:href=".." xlink:type="simple" chart:class="chart:bar" chart:style-name="ch1">
        <chart:legend chart:legend-position="end" svg:x="8.794cm" svg:y="2.621cm" style:legend-expansion="high" chart:style-name="ch2"/>
        <chart:plot-area chart:style-name="ch3" table:cell-range-address="results.D12:results.E23" svg:x="0.221cm" svg:y="0.126cm" svg:width="8.352cm" svg:height="6.087cm">
          <chartooo:coordinate-region svg:x="1.583cm" svg:y="0.325cm" svg:width="6.99cm" svg:height="5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D12:results.D23" chart:class="chart:bar">
            <chart:data-point chart:repeated="12"/>
          </chart:series>
          <chart:series chart:style-name="ch8" chart:values-cell-range-address="results.E12:results.E23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632">
                <text:p>59632</text:p>
                <draw:g>
                  <svg:desc>results.D12:results.D23</svg:desc>
                </draw:g>
              </table:table-cell>
              <table:table-cell office:value-type="float" office:value="106459">
                <text:p>106459</text:p>
                <draw:g>
                  <svg:desc>results.E12:results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692">
                <text:p>59692</text:p>
              </table:table-cell>
              <table:table-cell office:value-type="float" office:value="106669">
                <text:p>106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872">
                <text:p>59872</text:p>
              </table:table-cell>
              <table:table-cell office:value-type="float" office:value="107299">
                <text:p>1072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172">
                <text:p>60172</text:p>
              </table:table-cell>
              <table:table-cell office:value-type="float" office:value="108349">
                <text:p>1083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72">
                <text:p>62572</text:p>
              </table:table-cell>
              <table:table-cell office:value-type="float" office:value="116749">
                <text:p>1167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572">
                <text:p>65572</text:p>
              </table:table-cell>
              <table:table-cell office:value-type="float" office:value="127249">
                <text:p>127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596">
                <text:p>71596</text:p>
              </table:table-cell>
              <table:table-cell office:value-type="float" office:value="148285">
                <text:p>148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620">
                <text:p>83620</text:p>
              </table:table-cell>
              <table:table-cell office:value-type="float" office:value="190321">
                <text:p>1903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656">
                <text:p>95656</text:p>
              </table:table-cell>
              <table:table-cell office:value-type="float" office:value="232375">
                <text:p>232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7680">
                <text:p>107680</text:p>
              </table:table-cell>
              <table:table-cell office:value-type="float" office:value="274411">
                <text:p>2744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9704">
                <text:p>119704</text:p>
              </table:table-cell>
              <table:table-cell office:value-type="float" office:value="316447">
                <text:p>3164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1288">
                <text:p>661288</text:p>
              </table:table-cell>
              <table:table-cell office:value-type="float" office:value="2208823">
                <text:p>22088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68cm" svg:height="6.058cm" xlink:href=".." xlink:type="simple" chart:class="chart:bar" chart:style-name="ch1">
        <chart:legend chart:legend-position="end" svg:x="8.978cm" svg:y="2.73cm" style:legend-expansion="high" chart:style-name="ch2"/>
        <chart:plot-area chart:style-name="ch3" table:cell-range-address="results.G12:results.G23" svg:x="0.225cm" svg:y="0.121cm" svg:width="8.528cm" svg:height="5.816cm">
          <chartooo:coordinate-region svg:x="1.217cm" svg:y="0.32cm" svg:width="7.536cm" svg:height="4.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G12:results.G23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63">
                <text:p>4663</text:p>
                <draw:g>
                  <svg:desc>results.G12:results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63">
                <text:p>4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63">
                <text:p>4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63">
                <text:p>46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63">
                <text:p>4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63">
                <text:p>46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65">
                <text:p>4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67">
                <text:p>4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74">
                <text:p>46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6">
                <text:p>48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16cm" svg:height="5.712cm" xlink:href=".." xlink:type="simple" chart:class="chart:bar" chart:style-name="ch1">
        <chart:legend chart:legend-position="end" svg:x="8.153cm" svg:y="2.308cm" style:legend-expansion="high" chart:style-name="ch2"/>
        <chart:plot-area chart:style-name="ch3" table:cell-range-address="results.D34:results.E45" svg:x="0.208cm" svg:y="0.114cm" svg:width="7.737cm" svg:height="5.484cm">
          <chartooo:coordinate-region svg:x="1.755cm" svg:y="0.313cm" svg:width="6.19cm" svg:height="4.6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D34:results.D45" chart:class="chart:bar">
            <chart:data-point chart:repeated="12"/>
          </chart:series>
          <chart:series chart:style-name="ch8" chart:values-cell-range-address="results.E34:results.E45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6181">
                <text:p>976181</text:p>
                <draw:g>
                  <svg:desc>results.D34:results.D45</svg:desc>
                </draw:g>
              </table:table-cell>
              <table:table-cell office:value-type="float" office:value="1691739">
                <text:p>1691739</text:p>
                <draw:g>
                  <svg:desc>results.E34:results.E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6881">
                <text:p>976881</text:p>
              </table:table-cell>
              <table:table-cell office:value-type="float" office:value="1693119">
                <text:p>1693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8997">
                <text:p>978997</text:p>
              </table:table-cell>
              <table:table-cell office:value-type="float" office:value="1697283">
                <text:p>1697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2521">
                <text:p>982521</text:p>
              </table:table-cell>
              <table:table-cell office:value-type="float" office:value="1704219">
                <text:p>1704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0697">
                <text:p>1010697</text:p>
              </table:table-cell>
              <table:table-cell office:value-type="float" office:value="1759683">
                <text:p>17596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6049">
                <text:p>1046049</text:p>
              </table:table-cell>
              <table:table-cell office:value-type="float" office:value="1829211">
                <text:p>1829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6035">
                <text:p>976035</text:p>
              </table:table-cell>
              <table:table-cell office:value-type="float" office:value="1691417">
                <text:p>1691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6035">
                <text:p>976035</text:p>
              </table:table-cell>
              <table:table-cell office:value-type="float" office:value="1691417">
                <text:p>16914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6035">
                <text:p>976035</text:p>
              </table:table-cell>
              <table:table-cell office:value-type="float" office:value="1691417">
                <text:p>16914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6035">
                <text:p>976035</text:p>
              </table:table-cell>
              <table:table-cell office:value-type="float" office:value="1691417">
                <text:p>16914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6035">
                <text:p>976035</text:p>
              </table:table-cell>
              <table:table-cell office:value-type="float" office:value="1691417">
                <text:p>16914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76083">
                <text:p>976083</text:p>
              </table:table-cell>
              <table:table-cell office:value-type="float" office:value="1691489">
                <text:p>16914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884cm" svg:height="4.835cm" xlink:href=".." xlink:type="simple" chart:class="chart:bar" chart:style-name="ch1">
        <chart:legend chart:legend-position="end" svg:x="8.594cm" svg:y="1.869cm" style:legend-expansion="high" chart:style-name="ch2"/>
        <chart:plot-area chart:style-name="ch3" table:cell-range-address="results.F34:results.G45" svg:x="0.217cm" svg:y="0.096cm" svg:width="8.16cm" svg:height="4.643cm">
          <chartooo:coordinate-region svg:x="1.394cm" svg:y="0.295cm" svg:width="6.983cm" svg:height="3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F34:results.F45" chart:class="chart:bar">
            <chart:data-point chart:repeated="12"/>
          </chart:series>
          <chart:series chart:style-name="ch8" chart:values-cell-range-address="results.G34:results.G45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">
                <text:p>58</text:p>
                <draw:g>
                  <svg:desc>results.F34:results.F45</svg:desc>
                </draw:g>
              </table:table-cell>
              <table:table-cell office:value-type="float" office:value="63345">
                <text:p>63345</text:p>
                <draw:g>
                  <svg:desc>results.G34:results.G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">
                <text:p>58</text:p>
              </table:table-cell>
              <table:table-cell office:value-type="float" office:value="63345">
                <text:p>633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63345">
                <text:p>633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">
                <text:p>58</text:p>
              </table:table-cell>
              <table:table-cell office:value-type="float" office:value="63345">
                <text:p>63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63345">
                <text:p>633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">
                <text:p>58</text:p>
              </table:table-cell>
              <table:table-cell office:value-type="float" office:value="63345">
                <text:p>633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">
                <text:p>58</text:p>
              </table:table-cell>
              <table:table-cell office:value-type="float" office:value="63347">
                <text:p>633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63347">
                <text:p>633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">
                <text:p>58</text:p>
              </table:table-cell>
              <table:table-cell office:value-type="float" office:value="63347">
                <text:p>633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">
                <text:p>58</text:p>
              </table:table-cell>
              <table:table-cell office:value-type="float" office:value="63347">
                <text:p>633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63347">
                <text:p>633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">
                <text:p>58</text:p>
              </table:table-cell>
              <table:table-cell office:value-type="float" office:value="63351">
                <text:p>633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